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1.7283in"/>
    </style:style>
    <style:style style:name="co5" style:family="table-column">
      <style:table-column-properties fo:break-before="auto" style:column-width="2.963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Functionality id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Fb_01</text:p>
          </table:table-cell>
          <table:table-cell office:value-type="string">
            <text:p>checking URL</text:p>
          </table:table-cell>
          <table:table-cell office:value-type="string">
            <text:p>its open web page.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office:value-type="string">
            <text:p>Fb_100</text:p>
          </table:table-cell>
          <table:table-cell office:value-type="string">
            <text:p>login button</text:p>
          </table:table-cell>
          <table:table-cell table:style-name="ce2" office:value-type="string">
            <text:p>its login account with email address/mobile and password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Fb_200</text:p>
          </table:table-cell>
          <table:table-cell office:value-type="string">
            <text:p>Forgotten account</text:p>
          </table:table-cell>
          <table:table-cell office:value-type="string">
            <text:p>it takes to recovery password of account.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Fb_300</text:p>
          </table:table-cell>
          <table:table-cell office:value-type="string">
            <text:p>create a new account</text:p>
          </table:table-cell>
          <table:table-cell office:value-type="string">
            <text:p>it gives to sign up page.</text:p>
          </table:table-cell>
          <table:table-cell table:number-columns-repeated="1021"/>
        </table:table-row>
        <table:table-row table:style-name="ro2">
          <table:table-cell office:value-type="string">
            <text:p>Fb_301</text:p>
          </table:table-cell>
          <table:table-cell office:value-type="string">
            <text:p>Drop down button</text:p>
          </table:table-cell>
          <table:table-cell office:value-type="string">
            <text:p>its select from drop down.</text:p>
          </table:table-cell>
          <table:table-cell table:number-columns-repeated="1021"/>
        </table:table-row>
        <table:table-row table:style-name="ro2">
          <table:table-cell office:value-type="string">
            <text:p>Fb_302</text:p>
          </table:table-cell>
          <table:table-cell office:value-type="string">
            <text:p>Radio button</text:p>
          </table:table-cell>
          <table:table-cell office:value-type="string">
            <text:p>its give to choice option.</text:p>
          </table:table-cell>
          <table:table-cell table:number-columns-repeated="1021"/>
        </table:table-row>
        <table:table-row table:style-name="ro2">
          <table:table-cell office:value-type="string">
            <text:p>Fb_303</text:p>
          </table:table-cell>
          <table:table-cell office:value-type="string">
            <text:p>Sign up button</text:p>
          </table:table-cell>
          <table:table-cell office:value-type="string">
            <text:p>it gives to create an account.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8/01/2022</text:date>, <text:time>00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5T12:02:42.35</meta:creation-date>
    <dc:date>2022-08-01T00:26:48.78</dc:date>
    <meta:editing-duration>PT3H7M43S</meta:editing-duration>
    <meta:editing-cycles>6</meta:editing-cycles>
    <meta:generator>OpenOffice/4.1.12$Win32 OpenOffice.org_project/4112m1$Build-9809</meta:generator>
    <meta:document-statistic meta:table-count="3" meta:cell-count="24" meta:object-count="0"/>
  </office:meta>
</office:document-meta>
</file>